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a8b8c" officeooo:paragraph-rsid="001a8b8c"/>
    </style:style>
    <style:style style:name="P2" style:family="paragraph" style:parent-style-name="Standard">
      <style:text-properties officeooo:rsid="001a8b8c" officeooo:paragraph-rsid="001a8b8c"/>
    </style:style>
    <style:style style:name="P3" style:family="paragraph" style:parent-style-name="Standard">
      <style:text-properties officeooo:paragraph-rsid="001a8b8c"/>
    </style:style>
    <style:style style:name="T1" style:family="text">
      <style:text-properties officeooo:rsid="001a8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09T17:26:30.395946726</dc:date>
    <meta:editing-duration>PT38M2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